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Arial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16pt" fo:letter-spacing="normal" fo:font-style="normal" fo:font-weight="normal" style:font-size-asian="16pt" style:font-size-complex="16pt"/>
    </style:style>
    <style:style style:name="P5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ff0000" style:font-name="Arial" fo:font-size="9.75pt" fo:letter-spacing="normal" fo:font-style="normal" fo:font-weight="bold" style:font-weight-asian="bold" style:font-weight-complex="bold"/>
    </style:style>
    <style:style style:name="P6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7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16pt" fo:letter-spacing="normal" fo:font-style="normal" fo:font-weight="normal" style:font-size-asian="16pt" style:font-size-complex="16pt"/>
    </style:style>
    <style:style style:name="P9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style:use-window-font-color="true" style:font-name="Arial" fo:font-size="16pt" fo:letter-spacing="normal" fo:font-style="normal" fo:font-weight="normal" style:font-size-asian="16pt" style:font-size-complex="16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999999" style:font-name="Arial" fo:font-size="9.75pt" fo:letter-spacing="normal" fo:font-style="normal" fo:font-weight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Arial" fo:font-size="9.7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alidação Seda – 10/07/2014</text:p>
      <text:p text:style-name="P4">Data de <text:span text:style-name="T2">entrega</text:span> – <text:span text:style-name="T4">10/07/2014</text:span></text:p>
      <text:p text:style-name="P4"><text:span text:style-name="T4"/></text:p>
      <text:p text:style-name="P9"><text:span text:style-name="T2">Restantes</text:span></text:p>
      <text:p text:style-name="P5"/>
      <text:p text:style-name="P3"/>
      <text:p text:style-name="P3"><text:span text:style-name="T7">D –</text:span> Linkar a página <text:span text:style-name="T2">minha-conta.php </text:span><text:span text:style-name="T5">baseado nas infos enviadas previamente:</text:span></text:p>
      <text:p text:style-name="P3"><text:span text:style-name="T3"/></text:p>
      <text:p text:style-name="P3"/>
      <text:p text:style-name="P1">4 - rastreamento = (página do correio?) , ou na verdade o pessoal do seda que fala pro usuário onde esta o pedido via email? . Pode ser um campo onde ela preencha falando onde esta o pedido manualmente e aparece em uma tela simples quando o cara clicar ai (aceito sugestão Jonas)</text:p>
      <text:p text:style-name="P1"/>
      <text:p text:style-name="P1">5 - Todos os pedidos = direcionar para pedidos executados (não página ver carrinhos, vide item <text:span text:style-name="T2">J </text:span><text:span text:style-name="T5">abaixo</text:span>)</text:p>
      <text:p text:style-name="P1"/>
      <text:p text:style-name="P1">6 - Imprimir boleto = direcionar para a tela de boleto se possível, onde o cara possa imprimir a segunda via, não sei qual padrão se usa aqui</text:p>
      <text:p text:style-name="P2"/>
      <text:p text:style-name="P12"><text:span text:style-name="T7">E –</text:span><text:span text:style-name="T6"> </text:span>No cadastro de cliente, inserir o campo pro usuário falar onde conheceu a Seda Erótica,</text:p>
      <text:p text:style-name="P12">e esta resposta aparecer na emissão de pedido</text:p>
      <text:p text:style-name="P2">(Onde aparece a info de onde conheceu a seda?)</text:p>
      <text:p text:style-name="P2"/>
      <text:p text:style-name="P11">Novos Ajustes</text:p>
      <text:p text:style-name="P11"/>
      <text:p text:style-name="P7"><text:span text:style-name="T1">I –</text:span> Ao estar no site com o carrinho com itens e fechar o navegador, ao voltar o usuário volta logado, mas os pedidos somem.</text:p>
      <text:p text:style-name="P7"/>
      <text:p text:style-name="P7"><text:span text:style-name="T1">J –</text:span> Quando o usuário clicar em meus pedidos e não tiver logado, deve entrar na tela do login.</text:p>
      <text:p text:style-name="P7">Quando já estiver logado, deve aparecer os seus pedidos <text:s/>(não esta acontecendo) na verdade o que aparece hoje é a página “ver carrinho”, que não seria o pedido certo?</text:p>
      <text:p text:style-name="P7"/>
      <text:p text:style-name="P7"><text:span text:style-name="T1">L - </text:span><text:s/>Página “Ver Carrinho” esta ok, mas ao fechar o navegador não sei se nos e-commerces comuns se perde os itens do carrinho como acontece no nosso (pergunta que ela fez no começo do projeto)</text:p>
      <text:p text:style-name="P7"/>
      <text:p text:style-name="P7"><text:span text:style-name="T1">M –</text:span> Onde o cliente consegue visualizar a informação “como conheceu a seda erótica” no pedido?</text:p>
      <text:p text:style-name="P7"/>
      <text:p text:style-name="P7"><text:span text:style-name="T1">N –</text:span> Correio e Pac estamos 100% ok?</text:p>
      <text:p text:style-name="P7"/>
      <text:p text:style-name="P7"><text:span text:style-name="T1">O –</text:span> No controle de estoque, quando não tem o item no estoque não deveria aparecer “indisponível “ no item? </text:p>
      <text:p text:style-name="P7"/>
      <text:p text:style-name="P7"><text:span text:style-name="T1">P –</text:span> Transferência bancária – aamnhã recebemos o manual de homologação</text:p>
      <text:p text:style-name="P7"/>
      <text:p text:style-name="P7"/>
      <text:p text:style-name="P7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5:53:31.58</meta:creation-date>
    <dc:date>2014-07-10T00:35:34.13</dc:date>
    <meta:editing-duration>PT1H18M7S</meta:editing-duration>
    <meta:editing-cycles>12</meta:editing-cycles>
    <meta:generator>LibreOffice/3.5$Windows_x86 LibreOffice_project/7122e39-92ed229-498d286-15e43b4-d70da21</meta:generator>
    <meta:document-statistic meta:table-count="0" meta:image-count="0" meta:object-count="0" meta:page-count="1" meta:paragraph-count="19" meta:word-count="320" meta:character-count="1735" meta:non-whitespace-character-count="1431"/>
  </office:meta>
</office:document-meta>
</file>